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b2f" officeooo:paragraph-rsid="001fab2f"/>
    </style:style>
    <style:style style:name="P2" style:family="paragraph" style:parent-style-name="Standard">
      <style:text-properties officeooo:rsid="00204f04" officeooo:paragraph-rsid="00204f04"/>
    </style:style>
    <style:style style:name="P3" style:family="paragraph" style:parent-style-name="Standard">
      <style:text-properties officeooo:rsid="001fab2f" officeooo:paragraph-rsid="001fab2f"/>
    </style:style>
    <style:style style:name="P4" style:family="paragraph" style:parent-style-name="Standard">
      <style:text-properties officeooo:rsid="001fab2f" officeooo:paragraph-rsid="00216eaf"/>
    </style:style>
    <style:style style:name="P5" style:family="paragraph" style:parent-style-name="Standard">
      <style:text-properties officeooo:rsid="00216eaf" officeooo:paragraph-rsid="00216eaf"/>
    </style:style>
    <style:style style:name="P6" style:family="paragraph" style:parent-style-name="Standard">
      <style:text-properties officeooo:rsid="00216eaf" officeooo:paragraph-rsid="002337e1"/>
    </style:style>
    <style:style style:name="P7" style:family="paragraph" style:parent-style-name="Standard">
      <style:text-properties officeooo:rsid="0021d2fc" officeooo:paragraph-rsid="0021d2fc"/>
    </style:style>
    <style:style style:name="P8" style:family="paragraph" style:parent-style-name="Standard">
      <style:text-properties officeooo:rsid="0024d887" officeooo:paragraph-rsid="0024d887"/>
    </style:style>
    <style:style style:name="P9" style:family="paragraph" style:parent-style-name="Standard">
      <style:text-properties officeooo:rsid="0026334f" officeooo:paragraph-rsid="0026334f"/>
    </style:style>
    <style:style style:name="P10" style:family="paragraph" style:parent-style-name="Standard">
      <style:text-properties officeooo:rsid="0026998c" officeooo:paragraph-rsid="0026998c"/>
    </style:style>
    <style:style style:name="P11" style:family="paragraph" style:parent-style-name="Standard">
      <style:text-properties officeooo:paragraph-rsid="001fab2f"/>
    </style:style>
    <style:style style:name="P12" style:family="paragraph" style:parent-style-name="Standard">
      <style:text-properties officeooo:rsid="002a0ce0" officeooo:paragraph-rsid="002a0ce0"/>
    </style:style>
    <style:style style:name="P13" style:family="paragraph" style:parent-style-name="Standard">
      <style:text-properties officeooo:rsid="00340886" officeooo:paragraph-rsid="00340886"/>
    </style:style>
    <style:style style:name="P14" style:family="paragraph" style:parent-style-name="Standard">
      <style:text-properties officeooo:rsid="0035dd2b" officeooo:paragraph-rsid="0035dd2b"/>
    </style:style>
    <style:style style:name="T1" style:family="text">
      <style:text-properties officeooo:rsid="00216eaf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officeooo:rsid="0021d2fc"/>
    </style:style>
    <style:style style:name="T4" style:family="text">
      <style:text-properties officeooo:rsid="00231520"/>
    </style:style>
    <style:style style:name="T5" style:family="text">
      <style:text-properties officeooo:rsid="002337e1"/>
    </style:style>
    <style:style style:name="T6" style:family="text">
      <style:text-properties officeooo:rsid="002c2170"/>
    </style:style>
    <style:style style:name="T7" style:family="text">
      <style:text-properties officeooo:rsid="002cb1c7"/>
    </style:style>
    <style:style style:name="T8" style:family="text">
      <style:text-properties officeooo:rsid="002e638a"/>
    </style:style>
    <style:style style:name="T9" style:family="text">
      <style:text-properties officeooo:rsid="003034d8"/>
    </style:style>
    <style:style style:name="T10" style:family="text">
      <style:text-properties officeooo:rsid="00343a3b"/>
    </style:style>
    <style:style style:name="T11" style:family="text">
      <style:text-properties officeooo:rsid="001fab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er Write-up</text:p>
      <text:p text:style-name="P11"><text:span text:style-name="T11">Started: </text:span><text:span text:style-name="T10">03.15.2020</text:span></text:p>
      <text:p text:style-name="P13">Written: 04.21.2020</text:p>
      <text:p text:style-name="P14">Finished:</text:p>
      <text:p text:style-name="P14">Author: Jonathan Jacobson</text:p>
      <text:p text:style-name="P14"/>
      <text:p text:style-name="P1">Chip: PIC18F45J10</text:p>
      <text:p text:style-name="P1"/>
      <text:p text:style-name="P2">Table of Contents:</text:p>
      <text:p text:style-name="P2"/>
      <text:p text:style-name="P1">Goal:</text:p>
      <text:p text:style-name="P1"/>
      <text:p text:style-name="P5">The goal of this project is to create a handheld, battery powered radio transmitter that sends text over the 433MHz band to other devices. The text to be sent is written to the device through a USB keyboard which attaches to the device.</text:p>
      <text:p text:style-name="P5"/>
      <text:p text:style-name="P1">Block Diagram and Description:</text:p>
      <text:p text:style-name="P5"/>
      <text:p text:style-name="P5"><text:tab/><text:tab/> <text:span text:style-name="T6">[</text:span>USB Keyboard<text:span text:style-name="T6">]</text:span></text:p>
      <text:p text:style-name="P5"><text:tab/><text:tab/> <text:s text:c="7"/><text:tab/><text:span text:style-name="T2">↓</text:span></text:p>
      <text:p text:style-name="P5"><text:span text:style-name="T6">[</text:span>LCD<text:span text:style-name="T6">] </text:span>← [PIC18F45J10] → <text:span text:style-name="T6">[</text:span>HC-12<text:span text:style-name="T6">]</text:span></text:p>
      <text:p text:style-name="P5"/>
      <text:p text:style-name="P5">LCD outputs what has been typed into the keyboard and also what has been received by the transmitter.</text:p>
      <text:p text:style-name="P5"/>
      <text:p text:style-name="P1">Hardware and Reasoning for choosing:</text:p>
      <text:p text:style-name="P5">PIC18F45J10: Had <text:span text:style-name="T7">2</text:span> on hand, has serial onboard already.</text:p>
      <text:p text:style-name="P5">HC12: Transmits data serially over 433MHz band. Small form factor. <text:span text:style-name="T8">2 Pins – </text:span><text:span text:style-name="T9">works on 3.3V</text:span></text:p>
      <text:p text:style-name="P5">LCD: 16x2 – Has decent amount of text on screen, is small. Takes only 6 pins from PIC18F45J10.</text:p>
      <text:p text:style-name="P5"/>
      <text:p text:style-name="P1">Wiring Diagram:</text:p>
      <text:p text:style-name="P1"/>
      <text:p text:style-name="P1">Software:</text:p>
      <text:p text:style-name="P1">Components by function:</text:p>
      <text:p text:style-name="P1">LCD: <text:span text:style-name="T1">LCD Driver</text:span></text:p>
      <text:p text:style-name="P1">433MHz: <text:span text:style-name="T1">Sends serial data</text:span></text:p>
      <text:p text:style-name="P1">USB: <text:span text:style-name="T1">Acts as USB host and gets keypress data</text:span></text:p>
      <text:p text:style-name="P1"/>
      <text:p text:style-name="P1">Structure of Main Loop:</text:p>
      <text:p text:style-name="P1"/>
      <text:p text:style-name="P5">checks if the device is receiving → if so put in input buffer</text:p>
      <text:p text:style-name="P5"/>
      <text:p text:style-name="P5">checks if there is anything in output buffer → if so transmit → <text:span text:style-name="T3">output buffer</text:span></text:p>
      <text:p text:style-name="P5"/>
      <text:p text:style-name="P6">checks if in transmit mode → <text:span text:style-name="T5">if stuff in</text:span> edit buffer<text:span text:style-name="T4"> put to LCD </text:span><text:span text:style-name="T5">after clearing</text:span><text:span text:style-name="T4">→</text:span><text:span text:style-name="T5"> c</text:span>hecks if Keyboard has keypress → if so put in edit buffer <text:span text:style-name="T4">and put to LCD</text:span>→ if enter given, put <text:span text:style-name="T5">edit </text:span>in output buffer <text:span text:style-name="T4">&amp; clear LCD</text:span></text:p>
      <text:p text:style-name="P5"/>
      <text:p text:style-name="P7">checks if in receive mode → checks if input buffer has anything → if so put to LCD <text:span text:style-name="T5">after clearing</text:span>→<text:span text:style-name="T5"> wait for enter to go to next msg, if at end clear LCD and input buffer</text:span></text:p>
      <text:p text:style-name="P4"><text:soft-page-break/></text:p>
      <text:p text:style-name="P1">Testing:</text:p>
      <text:p text:style-name="P1"/>
      <text:p text:style-name="P8">transmitter and lcd tested with abc loop, works well</text:p>
      <text:p text:style-name="P1">Final Abilities:</text:p>
      <text:p text:style-name="P1"/>
      <text:p text:style-name="P1">Future Upgrades and what might be needed to accomplish</text:p>
      <text:p text:style-name="P1"/>
      <text:p text:style-name="P8">encryption</text:p>
      <text:p text:style-name="P8"><text:tab/>built-in key</text:p>
      <text:p text:style-name="P8"><text:tab/>usb key that can be added</text:p>
      <text:p text:style-name="P8">voice transmission</text:p>
      <text:p text:style-name="P8">buzz certain device number</text:p>
      <text:p text:style-name="P8">external anteanna</text:p>
      <text:p text:style-name="P8">more powerful transmitter</text:p>
      <text:p text:style-name="P8">external power source</text:p>
      <text:p text:style-name="P8">rechargable battery</text:p>
      <text:p text:style-name="P9">computer-to-device ability</text:p>
      <text:p text:style-name="P9"><text:tab/>device outputs received data to computer</text:p>
      <text:p text:style-name="P9"><text:tab/>computer acts as keyboard for device</text:p>
      <text:p text:style-name="P10">different frequencies</text:p>
      <text:p text:style-name="P12">smaller form factor</text:p>
      <text:p text:style-name="P12"/>
      <text:p text:style-name="P12"/>
      <text:p text:style-name="P12"/>
      <text:p text:style-name="P1">Files:</text:p>
      <text:p text:style-name="P1">Wiring Diagram</text:p>
      <text:p text:style-name="P1">PCB Diagram</text:p>
      <text:p text:style-name="P1">Software</text:p>
      <text:p text:style-name="P1"><text:tab/>PIC18F45J10</text:p>
      <text:p text:style-name="P1"><text:tab/>Settings for other chips</text:p>
      <text:p text:style-name="P8">3D mode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1T23:45:53.196908920</meta:creation-date>
    <dc:date>2020-04-22T01:00:54.212331972</dc:date>
    <meta:editing-duration>PT25M4S</meta:editing-duration>
    <meta:editing-cycles>21</meta:editing-cycles>
    <meta:generator>LibreOffice/6.4.2.2$Linux_X86_64 LibreOffice_project/40$Build-2</meta:generator>
    <meta:document-statistic meta:table-count="0" meta:image-count="0" meta:object-count="0" meta:page-count="2" meta:paragraph-count="54" meta:word-count="346" meta:character-count="2031" meta:non-whitespace-character-count="1717"/>
  </office:meta>
</office:document-meta>
</file>